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Header">
      <style:text-properties fo:font-weight="bold" officeooo:rsid="0019b510" officeooo:paragraph-rsid="0019b510" style:font-weight-asian="bold" style:font-weight-complex="bold"/>
    </style:style>
    <style:style style:name="P2" style:family="paragraph" style:parent-style-name="Table_20_Contents">
      <style:text-properties fo:font-weight="bold" officeooo:rsid="001b61b6" officeooo:paragraph-rsid="001b61b6" style:font-weight-asian="bold" style:font-weight-complex="bold"/>
    </style:style>
    <style:style style:name="P3" style:family="paragraph" style:parent-style-name="Standard">
      <style:text-properties officeooo:rsid="001b61b6" officeooo:paragraph-rsid="0019b510"/>
    </style:style>
    <style:style style:name="P4" style:family="paragraph" style:parent-style-name="Standard">
      <style:text-properties officeooo:rsid="001b61b6" officeooo:paragraph-rsid="001b61b6"/>
    </style:style>
    <style:style style:name="P5" style:family="paragraph" style:parent-style-name="Table_20_Contents">
      <style:text-properties officeooo:rsid="001b61b6" officeooo:paragraph-rsid="001b61b6"/>
    </style:style>
    <style:style style:name="P6" style:family="paragraph" style:parent-style-name="Table_20_Contents">
      <style:text-properties officeooo:rsid="001b61b6" officeooo:paragraph-rsid="001c0240"/>
    </style:style>
    <style:style style:name="P7" style:family="paragraph" style:parent-style-name="Table_20_Contents">
      <style:text-properties officeooo:rsid="001b61b6" officeooo:paragraph-rsid="001ec1f8"/>
    </style:style>
    <style:style style:name="P8" style:family="paragraph" style:parent-style-name="Table_20_Contents">
      <style:text-properties officeooo:rsid="001b61b6" officeooo:paragraph-rsid="001b61b6"/>
    </style:style>
    <style:style style:name="P9" style:family="paragraph" style:parent-style-name="Table_20_Contents">
      <style:text-properties officeooo:rsid="001b61b6" officeooo:paragraph-rsid="00208d15"/>
    </style:style>
    <style:style style:name="P10" style:family="paragraph" style:parent-style-name="Table_20_Contents">
      <style:text-properties fo:font-weight="bold" officeooo:rsid="001b61b6" officeooo:paragraph-rsid="001b61b6" style:font-weight-asian="bold" style:font-weight-complex="bold"/>
    </style:style>
    <style:style style:name="P11" style:family="paragraph" style:parent-style-name="Table_20_Contents">
      <style:text-properties fo:font-weight="bold" officeooo:rsid="001b61b6" officeooo:paragraph-rsid="00208d15" style:font-weight-asian="bold" style:font-weight-complex="bold"/>
    </style:style>
    <style:style style:name="P12" style:family="paragraph" style:parent-style-name="Table_20_Contents">
      <style:text-properties fo:font-weight="bold" officeooo:rsid="001b61b6" officeooo:paragraph-rsid="00218ded" style:font-weight-asian="bold" style:font-weight-complex="bold"/>
    </style:style>
    <style:style style:name="P13" style:family="paragraph" style:parent-style-name="Table_20_Contents">
      <style:text-properties fo:font-weight="bold" officeooo:rsid="001b61b6" officeooo:paragraph-rsid="0021b990" style:font-weight-asian="bold" style:font-weight-complex="bold"/>
    </style:style>
    <style:style style:name="P14" style:family="paragraph" style:parent-style-name="Table_20_Contents">
      <style:text-properties fo:font-weight="normal" officeooo:rsid="001b61b6" officeooo:paragraph-rsid="00208d1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0240"/>
    </style:style>
    <style:style style:name="T3" style:family="text">
      <style:text-properties officeooo:rsid="001ec1f8"/>
    </style:style>
    <style:style style:name="T4" style:family="text">
      <style:text-properties officeooo:rsid="00208d1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08d15" style:font-weight-asian="normal" style:font-weight-complex="normal"/>
    </style:style>
    <style:style style:name="T7" style:family="text">
      <style:text-properties fo:font-weight="normal" officeooo:rsid="00218ded" style:font-weight-asian="normal" style:font-weight-complex="normal"/>
    </style:style>
    <style:style style:name="T8" style:family="text">
      <style:text-properties fo:font-weight="normal" officeooo:rsid="0021b990" style:font-weight-asian="normal" style:font-weight-complex="normal"/>
    </style:style>
    <style:style style:name="T9" style:family="text">
      <style:text-properties style:text-position="super 58%" fo:font-weight="normal" officeooo:rsid="00218ded" style:font-weight-asian="normal" style:font-weight-complex="normal"/>
    </style:style>
    <style:style style:name="T10" style:family="text">
      <style:text-properties officeooo:rsid="0021b9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A</text:p>
            <text:p text:style-name="P14"><text:s text:c="4"/><text:span text:style-name="T4">Arpeggios, augmented seventh…………01-83</text:span></text:p>
            <text:p text:style-name="P14"><text:s text:c="4"/><text:span text:style-name="T4">Arpeggios, augmented seventh…………01-84</text:span></text:p>
            <text:p text:style-name="P14"><text:s text:c="4"/><text:span text:style-name="T4">Arpeggios, augmented seventh…………01-85</text:span></text:p>
            <text:p text:style-name="P14"><text:span text:style-name="T4"><text:s text:c="4"/>Arpeggios, augmented seventh…………01-90</text:span> <text:s text:c="3"/></text:p>
            <text:p text:style-name="P14"><text:s text:c="4"/><text:span text:style-name="T4">Arpeggios, augmented …………………01-86</text:span></text:p>
            <text:p text:style-name="P14"><text:s text:c="4"/><text:span text:style-name="T4">Arpeggios, augmented …………………01-88</text:span></text:p>
            <text:p text:style-name="P14"><text:s text:c="4"/><text:span text:style-name="T4">Arpeggios, dominant seventh…………..01-89</text:span></text:p>
            <text:p text:style-name="P14"><text:span text:style-name="T4"><text:s text:c="4"/>Arpeggios, dominant seventh…………..01-91</text:span></text:p>
            <text:p text:style-name="P14"><text:s text:c="4"/><text:span text:style-name="T4">Arpeggios, major...……..………………01-75</text:span> <text:s text:c="3"/></text:p>
            <text:p text:style-name="P11"><text:span text:style-name="T6"><text:s text:c="4"/>Arpeggios, major seventh………………01-71</text:span></text:p>
            <text:p text:style-name="P11"><text:span text:style-name="T6"><text:s text:c="4"/>Arpeggios, major seventh………………01-72</text:span></text:p>
            <text:p text:style-name="P11"><text:span text:style-name="T6"><text:s text:c="4"/>Arpeggios, major seventh………………01-73</text:span></text:p>
            <text:p text:style-name="P11"><text:span text:style-name="T6"><text:s text:c="4"/>Arpeggios, major seventh………………01-74</text:span></text:p>
            <text:p text:style-name="P11"><text:span text:style-name="T6"><text:s text:c="4"/>Arpeggios, major seventh………………01-92 <text:s text:c="3"/></text:span></text:p>
            <text:p text:style-name="P11"><text:span text:style-name="T6"><text:s text:c="4"/>Arpeggios, minor seventh……………...01-77</text:span></text:p>
            <text:p text:style-name="P11"><text:span text:style-name="T6"><text:s text:c="4"/>Arpeggios, minor seventh……………...01-78</text:span></text:p>
            <text:p text:style-name="P11"><text:span text:style-name="T6"><text:s text:c="4"/>Arpeggios, minor seventh……………...01-79</text:span></text:p>
            <text:p text:style-name="P11"><text:span text:style-name="T6"><text:s text:c="4"/>Arpeggios, minor seventh……………...01-80</text:span></text:p>
            <text:p text:style-name="P11"><text:span text:style-name="T6"><text:s text:c="4"/>Arpeggios, minor...……..………………01-81</text:span></text:p>
            <text:p text:style-name="P12"><text:span text:style-name="T6"><text:s text:c="4"/></text:span><text:span text:style-name="T7">Arpeggios, mixed………………………01-95</text:span><text:span text:style-name="T6"> </text:span></text:p>
            <text:p text:style-name="P12"><text:span text:style-name="T6"><text:s text:c="4"/></text:span><text:span text:style-name="T7">Arpeggios, ninth……………………….01-97</text:span><text:span text:style-name="T6"> <text:s text:c="2"/></text:span></text:p>
            <text:p text:style-name="P2">B</text:p>
            <text:p text:style-name="P2">C</text:p>
            <text:p text:style-name="P5"><text:s text:c="4"/>Cycle of Fifths, Flats…………………..00-09</text:p>
            <text:p text:style-name="P5"><text:s text:c="4"/>Cycle of Fifths, Sharps.………………..00-07</text:p>
            <text:p text:style-name="P2">D</text:p>
            <text:p text:style-name="P2">E</text:p>
            <text:p text:style-name="P2">F</text:p>
            <text:p text:style-name="P5"><text:s text:c="4"/>Flats……………………………………00-05</text:p>
            <text:p text:style-name="P2">G</text:p>
            <text:p text:style-name="P2">H</text:p>
            <text:p text:style-name="P5"><text:span text:style-name="T1">I</text:span><text:line-break/><text:span text:style-name="T1">J</text:span></text:p>
            <text:p text:style-name="P2">K</text:p>
            <text:p text:style-name="P2">L</text:p>
            <text:p text:style-name="P2"><text:s text:c="4"/><text:span text:style-name="T7">Loops, mixed seventh - 1</text:span><text:span text:style-name="T9">st</text:span><text:span text:style-name="T7"> octave…….01-93</text:span></text:p>
            <text:p text:style-name="P2"><text:span text:style-name="T7"><text:s text:c="4"/>Loops, mixed seventh - 2</text:span><text:span text:style-name="T9">nd</text:span><text:span text:style-name="T7"> octave……01-95</text:span></text:p>
            <text:p text:style-name="P2">M</text:p>
            <text:p text:style-name="P5"><text:s text:c="4"/>Modes, Aeolian………………………...00-11</text:p>
            <text:p text:style-name="P7"><text:s text:c="4"/>Modes, Aeolian………………………...00-<text:span text:style-name="T3">43</text:span></text:p>
            <text:p text:style-name="P5"><text:s text:c="4"/><text:span text:style-name="T2">Modes, Dorian…………………………00-23</text:span></text:p>
            <text:p text:style-name="P5"><text:s text:c="4"/><text:span text:style-name="T2">Modes, Ionian………………………….00-19</text:span></text:p>
            <text:p text:style-name="P5"><text:s text:c="4"/>Modes, Locrian………………………...00-15</text:p>
            <text:p text:style-name="P5"><text:s text:c="4"/><text:span text:style-name="T2">Modes, Locrian………………………...00-27</text:span></text:p>
            <text:p text:style-name="P5"><text:s text:c="4"/><text:span text:style-name="T2">Modes, Lydian…………………………00-31</text:span></text:p>
            <text:p text:style-name="P5"><text:s text:c="4"/><text:span text:style-name="T2">Modes, Mixolydian…………………….00-35</text:span></text:p>
            <text:p text:style-name="P5"><text:s text:c="4"/><text:span text:style-name="T2">Modes, Phrygian……………………….00-27</text:span></text:p>
          </table:table-cell>
          <table:table-cell table:style-name="Table1.A1" office:value-type="string">
            <text:p text:style-name="P2">N</text:p>
            <text:p text:style-name="P5"><text:s text:c="4"/>Notes, reading in all registers…………..00-01</text:p>
            <text:p text:style-name="P2">O</text:p>
            <text:p text:style-name="P2">P</text:p>
            <text:p text:style-name="P2">Q</text:p>
            <text:p text:style-name="P2">R</text:p>
            <text:p text:style-name="P2">S</text:p>
            <text:p text:style-name="P9"><text:s text:c="4"/><text:span text:style-name="T4">Scales, altered…………………………...00-67</text:span></text:p>
            <text:p text:style-name="P9"><text:span text:style-name="T3"><text:s text:c="4"/>Scales, diminished………………………00-47</text:span></text:p>
            <text:p text:style-name="P7"><text:s text:c="4"/><text:span text:style-name="T3">Scales, Dorian bebop……………………00-55</text:span></text:p>
            <text:p text:style-name="P7"><text:s text:c="4"/><text:span text:style-name="T3">Scales, Gypsy major…………………….00-63</text:span></text:p>
            <text:p text:style-name="P7"><text:s text:c="4"/><text:span text:style-name="T3">Scales, Gypsy minor…………………….00-63</text:span></text:p>
            <text:p text:style-name="P7"><text:s text:c="4"/><text:span text:style-name="T3">Scales, half whole diminished…………..00-59</text:span></text:p>
            <text:p text:style-name="P7"><text:span text:style-name="T3"><text:s text:c="4"/>Scales, harmonic minor…………………00-43</text:span></text:p>
            <text:p text:style-name="P7"><text:span text:style-name="T2"><text:s text:c="4"/>Scales, Lydian dominant………………..00-31</text:span></text:p>
            <text:p text:style-name="P6"><text:s text:c="4"/>Scales, major blues……………………..00-15</text:p>
            <text:p text:style-name="P6"><text:s text:c="4"/><text:span text:style-name="T2">Scales, melodic minor…………………..00-39</text:span></text:p>
            <text:p text:style-name="P5"><text:s text:c="4"/>Scales, minor blues……………………..00-11</text:p>
            <text:p text:style-name="P5"><text:s text:c="4"/><text:span text:style-name="T3">Scales, minor blues……………………..00-51</text:span></text:p>
            <text:p text:style-name="P5"><text:s text:c="4"/><text:span text:style-name="T2">Scales, minor pentatonic………………..00-23</text:span></text:p>
            <text:p text:style-name="P5"><text:s text:c="4"/><text:span text:style-name="T2">Scales, Mixolydian b6………………….00-35</text:span></text:p>
            <text:p text:style-name="P5"><text:s text:c="4"/><text:span text:style-name="T3">Scales, Mixolydian bebop……………...00-55</text:span></text:p>
            <text:p text:style-name="P5"><text:s text:c="4"/><text:span text:style-name="T3">Scales, rock and roll……………………00-51</text:span></text:p>
            <text:p text:style-name="P5"><text:s text:c="4"/><text:span text:style-name="T3">Scales, Spanish…………………………00-59</text:span></text:p>
            <text:p text:style-name="P5"><text:s text:c="4"/><text:span text:style-name="T2">Scales, whole tone……………………...00-19</text:span></text:p>
            <text:p text:style-name="P5"><text:s text:c="4"/><text:span text:style-name="T4">Scales, whole tone……………………...00-67</text:span></text:p>
            <text:p text:style-name="P5"><text:s text:c="4"/>Sharps…………………………………..00-03</text:p>
            <text:p text:style-name="P2">T</text:p>
            <text:p text:style-name="P13"><text:s text:c="3"/><text:span text:style-name="T5"><text:s/></text:span><text:span text:style-name="T8">Trace, 4-round major seventh Locrian…01-105</text:span></text:p>
            <text:p text:style-name="P13"><text:span text:style-name="T8"><text:s text:c="4"/>Trace, augmented triad Aeolian………..01-103</text:span></text:p>
            <text:p text:style-name="P13"><text:span text:style-name="T8"><text:s text:c="4"/>Trace,</text:span><text:span text:style-name="T10"> </text:span><text:span text:style-name="T8">major triad Aeolian……………..01-99</text:span></text:p>
            <text:p text:style-name="P2"><text:span text:style-name="T8"><text:s text:c="4"/>Trace, minor triad Aeolian……………..01-100</text:span></text:p>
            <text:p text:style-name="P2">U</text:p>
            <text:p text:style-name="P2">V</text:p>
            <text:p text:style-name="P2">W</text:p>
            <text:p text:style-name="P2">X</text:p>
            <text:p text:style-name="P2">Y</text:p>
            <text:p text:style-name="P2">Z</text:p>
          </table:table-cell>
        </table:table-row>
      </table:table>
      <text:p text:style-name="P3"/>
      <text:p text:style-name="P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9b510" officeooo:paragraph-rsid="0019b510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Saxtalk.com Daily Saxophone Etudes Volume 1</text:p>
        <text:p text:style-name="MP1">Alphabetical Inde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20:18:38.916224943</meta:creation-date>
    <dc:date>2022-12-24T22:03:26.845388415</dc:date>
    <meta:editing-duration>PT37M7S</meta:editing-duration>
    <meta:editing-cycles>6</meta:editing-cycles>
    <meta:generator>LibreOffice/7.3.7.2$Linux_X86_64 LibreOffice_project/30$Build-2</meta:generator>
    <meta:document-statistic meta:table-count="1" meta:image-count="0" meta:object-count="0" meta:page-count="2" meta:paragraph-count="87" meta:word-count="211" meta:character-count="2414" meta:non-whitespace-character-count="2034"/>
  </office:meta>
</office:document-meta>
</file>